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ResourceTests.missingResourceShouldHaveExpec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ResourceTests.resourceWithRelativePathShouldB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ContextResourceTests.relativeResourcesShouldHaveExpec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ContextResourceTests.resourceWithDotPathShouldB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ntextResourceTests.resourceShouldHaveExpec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